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9.89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5.973cm" fo:min-width="14.99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5.723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5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0.795cm" svg:x="0.305cm" svg:y="0.5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494cm" svg:height="6.223cm" svg:x="3.099cm" svg:y="1.70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099cm" svg:y1="3.353cm" svg:x2="18.593cm" svg:y2="3.353cm">
          <text:p/>
        </draw:line>
        <draw:frame draw:style-name="gr4" draw:text-style-name="P2" draw:layer="layout" svg:width="5.108cm" svg:height="0.962cm" svg:x="9.421cm" svg:y="2.391cm">
          <draw:text-box>
            <text:p>Pilih Ujian</text:p>
          </draw:text-box>
        </draw:frame>
        <draw:custom-shape draw:style-name="gr5" draw:text-style-name="P3" draw:layer="layout" svg:width="6.223cm" svg:height="0.889cm" svg:x="7.925cm" svg:y="4.1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0.635cm" svg:x="9.984cm" svg:y="5.728cm">
          <text:p text:style-name="P4"><text:span text:style-name="T1">Logi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30T17:04:40.505324516</dc:date>
    <meta:editing-duration>PT20M1S</meta:editing-duration>
    <meta:editing-cycles>3</meta:editing-cycles>
    <meta:generator>LibreOffice/5.1.6.2$Linux_x86 LibreOffice_project/10m0$Build-2</meta:generator>
    <meta:document-statistic meta:object-count="6"/>
  </office:meta>
</office:document-meta>
</file>